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automatic-styles>
    <style:style style:name="P1" style:family="paragraph" style:parent-style-name="Text_20_body_20_indent">
      <style:paragraph-properties fo:margin-left="0in" fo:margin-right="0in" fo:text-indent="0in" style:auto-text-indent="false"/>
      <style:text-properties style:font-name="Times New Roman" fo:language="en" fo:country="US" style:text-underline-style="solid" style:text-underline-width="auto" style:text-underline-color="font-color" fo:font-weight="bold"/>
    </style:style>
    <style:style style:name="P2" style:family="paragraph" style:parent-style-name="Text_20_body">
      <style:text-properties style:text-underline-style="solid" style:text-underline-width="auto" style:text-underline-color="font-color" fo:font-weight="bold"/>
    </style:style>
    <style:style style:name="P3" style:family="paragraph" style:parent-style-name="Text_20_body_20_indent">
      <style:text-properties style:font-name="Arial2" fo:font-size="10pt"/>
    </style:style>
    <style:style style:name="P4" style:family="paragraph" style:parent-style-name="Text_20_body_20_indent">
      <style:paragraph-properties fo:text-align="center" style:justify-single-word="false"/>
    </style:style>
    <style:style style:name="P5" style:family="paragraph" style:parent-style-name="Text_20_body_20_indent">
      <style:text-properties style:font-name="Times New Roman" fo:language="en" fo:country="US"/>
    </style:style>
    <style:style style:name="P6" style:family="paragraph" style:parent-style-name="Text_20_body_20_indent">
      <style:text-properties style:font-name="Times New Roman" fo:language="en" fo:country="US" fo:font-weight="bold"/>
    </style:style>
    <style:style style:name="P7" style:family="paragraph" style:parent-style-name="Text_20_body_20_indent">
      <style:text-properties style:font-name="Times New Roman" fo:language="en" fo:country="US" style:text-underline-style="solid" style:text-underline-width="auto" style:text-underline-color="font-color"/>
    </style:style>
    <style:style style:name="P8" style:family="paragraph" style:parent-style-name="Text_20_body_20_indent">
      <style:paragraph-properties fo:text-align="center" style:justify-single-word="false"/>
      <style:text-properties style:font-name="Times New Roman" fo:language="en" fo:country="US" style:text-underline-style="solid" style:text-underline-width="auto" style:text-underline-color="font-color" fo:font-weight="bold"/>
    </style:style>
    <style:style style:name="P9" style:family="paragraph" style:parent-style-name="Text_20_body_20_indent">
      <style:paragraph-properties fo:text-align="center" style:justify-single-word="false"/>
      <style:text-properties style:font-name="Times New Roman" fo:language="en" fo:country="US"/>
    </style:style>
    <style:style style:name="P10" style:family="paragraph" style:parent-style-name="Horizontal_20_Line">
      <style:text-properties style:font-name="Times New Roman" fo:language="en" fo:country="US"/>
    </style:style>
    <style:style style:name="P11" style:family="paragraph" style:parent-style-name="Horizontal_20_Line">
      <style:text-properties style:font-name="Arial2" fo:font-size="10pt"/>
    </style:style>
    <style:style style:name="P12" style:family="paragraph" style:parent-style-name="Text_20_body_20_indent">
      <style:paragraph-properties fo:margin-left="0.4063in" fo:margin-right="0in" fo:text-indent="0in" style:auto-text-indent="false"/>
    </style:style>
    <style:style style:name="P13" style:family="paragraph" style:parent-style-name="Text_20_body_20_indent">
      <style:paragraph-properties fo:margin-left="0.4063in" fo:margin-right="0in" fo:text-indent="0in" style:auto-text-indent="false"/>
      <style:text-properties style:font-name="Times New Roman" fo:language="en" fo:country="US"/>
    </style:style>
    <style:style style:name="P14" style:family="paragraph" style:parent-style-name="Text_20_body_20_indent">
      <style:paragraph-properties fo:margin-left="0.2917in" fo:margin-right="0in" fo:text-indent="0in" style:auto-text-indent="false"/>
    </style:style>
    <style:style style:name="P15" style:family="paragraph" style:parent-style-name="Text_20_body_20_indent">
      <style:paragraph-properties fo:margin-left="0.302in" fo:margin-right="0in" fo:text-indent="0in" style:auto-text-indent="false"/>
    </style:style>
    <style:style style:name="P16" style:family="paragraph" style:parent-style-name="Text_20_body_20_indent">
      <style:paragraph-properties fo:margin-left="1in" fo:margin-right="0in" fo:text-indent="0in" style:auto-text-indent="false"/>
    </style:style>
    <style:style style:name="P17" style:family="paragraph" style:parent-style-name="Text_20_body_20_indent">
      <style:paragraph-properties fo:margin-left="0.3752in" fo:margin-right="0in" fo:text-indent="0in" style:auto-text-indent="false"/>
    </style:style>
    <style:style style:name="P18" style:family="paragraph" style:parent-style-name="Text_20_body_20_indent">
      <style:paragraph-properties fo:margin-left="0.3854in" fo:margin-right="0in" fo:text-indent="0in" style:auto-text-indent="false"/>
    </style:style>
    <style:style style:name="P19" style:family="paragraph" style:parent-style-name="Text_20_body_20_indent">
      <style:paragraph-properties fo:margin-left="0.3854in" fo:margin-right="0in" fo:text-indent="0in" style:auto-text-indent="false"/>
      <style:text-properties style:font-name="Times New Roman" fo:language="en" fo:country="US"/>
    </style:style>
    <style:style style:name="P20" style:family="paragraph" style:parent-style-name="Text_20_body_20_indent">
      <style:paragraph-properties fo:margin-left="0.3854in" fo:margin-right="0in" fo:text-indent="0in" style:auto-text-indent="false">
        <style:tab-stops>
          <style:tab-stop style:position="1.302in"/>
        </style:tab-stops>
      </style:paragraph-properties>
      <style:text-properties style:font-name="Times New Roman" fo:language="en" fo:country="US"/>
    </style:style>
    <style:style style:name="P21" style:family="paragraph" style:parent-style-name="Text_20_body_20_indent">
      <style:paragraph-properties fo:margin-left="0.3957in" fo:margin-right="0in" fo:text-indent="0in" style:auto-text-indent="false"/>
    </style:style>
    <style:style style:name="P22" style:family="paragraph" style:parent-style-name="Text_20_body_20_indent">
      <style:paragraph-properties fo:margin-left="0.3957in" fo:margin-right="0in" fo:text-indent="0in" style:auto-text-indent="false"/>
      <style:text-properties style:font-name="Times New Roman" fo:language="en" fo:country="US"/>
    </style:style>
    <style:style style:name="P23" style:family="paragraph" style:parent-style-name="Text_20_body_20_indent">
      <style:paragraph-properties fo:margin-left="0.5in" fo:margin-right="0in" fo:text-indent="0in" style:auto-text-indent="false"/>
      <style:text-properties style:font-name="Times New Roman" fo:language="en" fo:country="US"/>
    </style:style>
    <style:style style:name="P24" style:family="paragraph" style:parent-style-name="Text_20_body_20_indent">
      <style:paragraph-properties fo:margin-left="0.0417in" fo:margin-right="0in" fo:text-indent="0in" style:auto-text-indent="false"/>
      <style:text-properties style:font-name="Times New Roman" fo:language="en" fo:country="US" style:text-underline-style="solid" style:text-underline-width="auto" style:text-underline-color="font-color"/>
    </style:style>
    <style:style style:name="P25" style:family="paragraph" style:parent-style-name="Text_20_body_20_indent">
      <style:paragraph-properties fo:margin-left="0.5835in" fo:margin-right="0in" fo:text-indent="0in" style:auto-text-indent="false"/>
      <style:text-properties style:font-name="Times New Roman" fo:language="en" fo:country="US"/>
    </style:style>
    <style:style style:name="P26" style:family="paragraph" style:parent-style-name="Text_20_body_20_indent">
      <style:paragraph-properties fo:margin-left="0.5937in" fo:margin-right="0in" fo:text-indent="0in" style:auto-text-indent="false"/>
      <style:text-properties style:font-name="Times New Roman" fo:language="en" fo:country="US"/>
    </style:style>
    <style:style style:name="P27" style:family="paragraph" style:parent-style-name="Text_20_body_20_indent">
      <style:paragraph-properties fo:margin-left="0.6043in" fo:margin-right="0in" fo:text-indent="0in" style:auto-text-indent="false"/>
      <style:text-properties style:font-name="Times New Roman" fo:language="en" fo:country="US"/>
    </style:style>
    <style:style style:name="P28" style:family="paragraph" style:parent-style-name="Heading_20_2">
      <style:paragraph-properties fo:text-align="center" style:justify-single-word="false"/>
    </style:style>
    <style:style style:name="P29" style:family="paragraph" style:parent-style-name="Text_20_body_20_indent" style:list-style-name="RTF_5f_Num_20_2"/>
    <style:style style:name="P30" style:family="paragraph" style:parent-style-name="Text_20_body_20_indent" style:list-style-name="">
      <style:paragraph-properties style:writing-mode="lr-tb"/>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This file is part of the GraphicsMagick software distributed by the GraphicsMagick Group.</text:h>
      <text:p text:style-name="Text_20_body">While GraphicsMagick itself uses a MIT-style license, this package contains some GPL and LGPL licensed components which require that full source code (including build and installation scripts) be made available along with these binaries except for in a few very special cases. This means that if you supply these binaries to someone else, you must either provide them <text:s/>with the full source code, or an offer (good for three years) to do so. Note that for a modules-based GraphicsMagick, deleting the GPL-licenced modules and libraries removes associated license requirements from the software.</text:p>
      <text:p text:style-name="Text_20_body">While GraphicsMagick Group does its utmost to uphold and respect the copyrights of others, and to preserve/present relevant license text in a manner which is fair to all known copyright holders, the end user assumes full responsibility for assuring that any re-distribution and use conforms to applicable licenses. The known licenses which components of this software fall under are as follows. </text:p>
      <text:h text:style-name="Heading_20_2" text:outline-level="2">1) <text:s/>GraphicsMagick Group Copyright</text:h>
      <text:p text:style-name="Text_20_body">In November 2002, the GraphicsMagick Group created GraphicsMagick from ImageMagick Studio's ImageMagick and applied the "MIT" style license: </text:p>
      <text:p text:style-name="Text_20_body_20_indent">Copyright (C) 2002 - 2012 GraphicsMagick Group</text:p>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2) ImageMagick Studio Copyright</text:h>
      <text:p text:style-name="Text_20_body">In August 1999, ImageMagick Studio assumed the responsibility for the development of ImageMagick and applied a new license: </text:p>
      <text:p text:style-name="Text_20_body_20_indent">Copyright (C) 2002 ImageMagick Studio, a non-profit organization dedicated to making software imaging solutions freely available.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ImageMagick Studio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ImageMagick Studio shall not be used in advertising or otherwise to promote the sale, use or other dealings in ImageMagick without prior written authorization from the ImageMagick Studio. </text:p>
      <text:p text:style-name="Horizontal_20_Line"/>
      <text:h text:style-name="Heading_20_2" text:outline-level="2">3) <text:s/>E. I. du Pont de Nemours and Company Copyright</text:h>
      <text:p text:style-name="Text_20_body">From 1991 to August 1999, ImageMagick was developed and distributed by E. I. du Pont de Nemours and Company: </text:p>
      <text:p text:style-name="Text_20_body_20_indent">Copyright 1999 E. I. du Pont de Nemours and Company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E. I. du Pont de Nemours and Company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E. I. du Pont de Nemours and Company shall not be used in advertising or otherwise to promote the sale, use or other dealings in ImageMagick without prior written authorization from the E. I. du Pont de Nemours and Company. </text:p>
      <text:p text:style-name="Horizontal_20_Line"/>
      <text:h text:style-name="Heading_20_2" text:outline-level="2">4) OpenSSH Copyright</text:h>
      <text:p text:style-name="Text_20_body">The GraphicsMagick Base64Decode() and Base64Encode() functions are based on source code obtained from OpenSSH. This source code is distributed under the following license. </text:p>
      <text:p text:style-name="Text_20_body_20_indent">Copyright (c) 2000 Markus Friedl. All rights reserved. </text:p>
      <text:p text:style-name="Text_20_body_20_indent">Redistribution and use in source and binary forms, with or without modification, are permitted provided that the following conditions are met:</text:p>
      <text:list xml:id="list37704586" text:style-name="RTF_5f_Num_20_2">
        <text:list-item>
          <text:p text:style-name="P29">Redistributions of source code must retain the above copyright notice, this list of conditions and the following disclaimer. </text:p>
        </text:list-item>
        <text:list-item>
          <text:p text:style-name="P29">Redistributions in binary form must reproduce the above copyright notice, this list of conditions and the following disclaimer in the documentation and/or other materials provided with the distribution. </text:p>
        </text:list-item>
      </text:list>
      <text:p text:style-name="Text_20_body_20_indent">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h text:style-name="Heading_20_2" text:outline-level="2">5) Xfig Copyright</text:h>
      <text:p text:style-name="Text_20_body">The majority of of the pattern images in coders/logo.c are derived from XFig, which is distributed under the following license:</text:p>
      <text:p text:style-name="Text_20_body_20_indent">FIG : Facility for Interactive Generation of figures<text:line-break/>Copyright (c) 1985-1988 by Supoj Sutanthavibul<text:line-break/>Parts Copyright (c) 1989-2000 by Brian V. Smith<text:line-break/>Parts Copyright (c) 1991 by Paul King</text:p>
      <text:p text:style-name="Text_20_body_20_indent">Any party obtaining a copy of these files is granted, free of charge, a full and unrestricted irrevocable, world-wide, paid up, royalty-free, nonexclusive right and license to deal in this software and documentation files (the "Software"), including without limitation the rights to use, copy, modify, merge, publish, distribute, sublicense, and/or sell copies of the Software, and to permit persons who receive copies from any such party to do so, with the only requirement being that this copyright notice remain intact.</text:p>
      <text:p text:style-name="Horizontal_20_Line"/>
      <text:h text:style-name="Heading_20_2" text:outline-level="2">6) Utah Raster Toolkit Copyright</text:h>
      <text:p text:style-name="Text_20_body">The documentation for the composition operators is copied from the <text:span text:style-name="T1">rlecomp</text:span> manual page, which is authored by Rod Bogart and John W. Peterson. <text:span text:style-name="T1">Rlecomp</text:span> is part of the Utah Raster Toolkit distributed by the University of Michigan and the University of Utah. The copyright for this manual page is as follows:</text:p>
      <text:p text:style-name="Text_20_body_20_indent">Copyright (c) 1986, University of Utah</text:p>
      <text:p text:style-name="Text_20_body_20_indent">This software is copyrighted as noted below. It may be freely copied, modified, and redistributed, provided that the copyright notice is preserved on all copies. There is no warranty or other guarantee of fitness for this software, it is provided solely "as is". Bug reports or fixes may be sent to the author, who may or may not act on them as he desires.</text:p>
      <text:p text:style-name="Text_20_body_20_indent">You may not include this software in a program or other software product without supplying the source, or without informing the end-user that the source is available for no extra charge.</text:p>
      <text:p text:style-name="Text_20_body_20_indent">If you modify this software, you should include a notice giving the name of the person performing the modification, the date of modification, and the reason for such modification.</text:p>
      <text:p text:style-name="Horizontal_20_Line"/>
      <text:h text:style-name="Heading_20_2" text:outline-level="2">7) Magick++ Copyright</text:h>
      <text:p text:style-name="Text_20_body">The C++ API known as "Magick++", and which resides in the Magick++ directory, is distributed under the following license: </text:p>
      <text:p text:style-name="P30">Copyright 1999 - 2012 Bob Friesenhahn &lt;bfriesen@simple.dallas.tx.us&gt; <text:s text:c="72"/></text:p>
      <text:p text:style-name="P30">Permission is hereby granted, free of charge, to any person obtaining a copy of this software and associated documentation files ("Magick++"),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0">The above copyright notice and this permission notice shall be included in all copies or substantial portions of the Software.</text:p>
      <text:p text:style-name="P3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8) Libbzip2 Copyright</text:h>
      <text:p text:style-name="Text_20_body_20_indent">This program, "bzip2" and associated library "libbzip2", are copyright (C) 1996-2000 Julian R Seward. <text:s/>All rights reserved.</text:p>
      <text:p text:style-name="Text_20_body_20_indent">Redistribution and use in source and binary forms, with or without modification, are permitted provided that the following conditions are met:</text:p>
      <text:p text:style-name="Text_20_body_20_indent">1. Redistributions of source code must retain the above copyright notice, this list of conditions and the following disclaimer.</text:p>
      <text:p text:style-name="Text_20_body_20_indent">2. The origin of this software must not be misrepresented; you must not claim that you wrote the original software. <text:s/>If you use this software in a product, an acknowledgment in the product documentation would be appreciated but is not required.</text:p>
      <text:p text:style-name="Text_20_body_20_indent">3. Altered source versions must be plainly marked as such, and must not be misrepresented as being the original software.</text:p>
      <text:p text:style-name="P3">4. The name of the author may not be used to endorse or promote products derived from this software without specific prior written permission.</text:p>
      <text:p text:style-name="Text_20_body_20_indent">THIS SOFTWARE IS PROVIDED BY THE AUTHOR ``AS IS'' AND ANY EXPRESS OR IMPLIED WARRANTIES, INCLUDING, BUT NOT LIMITED TO, THE IMPLIED WARRANTIES OF MERCHANTABILITY AND FITNESS FOR A PARTICULAR PURPOSE ARE DISCLAIMED. <text:s/>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_20_body_20_indent">Julian Seward, Cambridge, UK.<text:line-break/>jseward@acm.org<text:line-break/>bzip2/libbzip2 version 1.0 of 21 March 2000</text:p>
      <text:p text:style-name="P11"/>
      <text:h text:style-name="Heading_20_2" text:outline-level="2">9) GNU General Public License</text:h>
      <text:p text:style-name="Text_20_body_20_indent">The JBIG library uses the GNU General Public license:</text:p>
      <text:p text:style-name="P3"/>
      <text:p text:style-name="P4">GNU GENERAL PUBLIC LICENSE<text:line-break/>Version 2, June 1991</text:p>
      <text:p text:style-name="Text_20_body_20_indent"/>
      <text:p text:style-name="P4"><text:s/>Copyright (C) 1989, 1991 Free Software Foundation, Inc.<text:line-break/>675 Mass Ave, Cambridge, MA 02139, USA</text:p>
      <text:p text:style-name="Text_20_body_20_indent">Everyone is permitted to copy and distribute verbatim copies of this license document, but changing it is not allowed.</text:p>
      <text:p text:style-name="Text_20_body_20_indent"/>
      <text:p text:style-name="Text_20_body_20_indent"><text:tab/><text:tab/><text:tab/> <text:s text:c="3"/>Preamble</text:p>
      <text:p text:style-name="Text_20_body_20_indent"/>
      <text:p text:style-name="Text_20_body_20_indent">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ibrary General Public License instead.) <text:s/>You can apply it to your program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_20_indent">For example, if you distribute copies of such a program, whether gratis or for a fee, you must give the recipients all the rights that you have. <text:s/>You must make sure that they, too, receive or can get the source code. <text:s/>And you must show them these terms so they know their rights.</text:p>
      <text:p text:style-name="Text_20_body_20_indent">We protect your rights with two steps: (1) copyright the software, and (2) offer you this license which gives you legal permission to copy, distribute and/or modify the software.</text:p>
      <text:p text:style-name="Text_20_body_20_indent">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 authors' reputations.</text:p>
      <text:p text:style-name="Text_20_body_20_indent">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p>
      <text:p text:style-name="Text_20_body_20_indent">The precise terms and conditions for copying, distribution and modification follow.</text:p>
      <text:p text:style-name="P4">GNU GENERAL PUBLIC LICENSE</text:p>
      <text:p text:style-name="P4">TERMS AND CONDITIONS FOR COPYING, DISTRIBUTION AND MODIFICATION</text:p>
      <text:p text:style-name="Text_20_body_20_indent"><text:s text:c="2"/>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p>
      <text:p text:style-name="Text_20_body_20_indent">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_20_indent">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_20_indent">You may charge a fee for the physical act of transferring a copy, and you may at your option offer warranty protection in exchange for a fee.</text:p>
      <text:p text:style-name="Text_20_body_20_indent">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_20_indent"><text:s text:c="4"/>a) You must cause the modified files to carry prominent notices stating that you changed the files and the date of any change.</text:p>
      <text:p text:style-name="Text_20_body_20_indent"><text:s text:c="4"/>b) You must cause any work that you distribute or publish, that in whole or in part contains or is derived from the Program or any part thereof, to be licensed as a whole at no charge to all third parties under the terms of this License.</text:p>
      <text:p text:style-name="Text_20_body_20_indent"><text:s text:c="4"/>c) If the modified program normally reads commands interactively when run, you must cause it, when started running for such <text:s/>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text:s/>(Exception: if the Program itself is interactive but does not normally print such an announcement, your work based on the Program is not required to print an announcement.)</text:p>
      <text:p text:style-name="Text_20_body_20_indent">These requirements apply to the modified work as a whole. <text:s/>If identifiable sections of that work are not derived from the Program,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Program.</text:p>
      <text:p text:style-name="Text_20_body_20_indent">In addition, mere aggregation of another work not based on the Program with the Program (or with a work based on the Program) on a volume of a storage or distribution medium does not bring the other work under the scope of this License.</text:p>
      <text:p text:style-name="Text_20_body_20_indent"><text:s text:c="2"/>3. You may copy and distribute the Program (or a work based on it, under Section 2) in object code or executable form under the terms of Sections 1 and 2 above provided that you also do one of the following:</text:p>
      <text:p text:style-name="Text_20_body_20_indent"><text:s text:c="4"/>a) Accompany it with the complete corresponding machine-readable source code, which must be distributed under the terms of Sections 1 and 2 above on a medium customarily used for software interchange; or,</text:p>
      <text:p text:style-name="Text_20_body_20_indent"><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_20_indent"><text:s text:c="4"/>c) Accompany it with the information you received as to the offer to distribute corresponding source code. <text:s/>(This alternative is allowed only for noncommercial distribution and only if you received the program in object code or executable form with such an offer, in accord with Subsection b above.)</text:p>
      <text:p text:style-name="Text_20_body_20_indent">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 special exception, the source code distributed need not include</text:p>
      <text:p text:style-name="Text_20_body_20_indent">anything that is normally distributed (in either source or binary form) with the major components (compiler, kernel, and so on) of the operating system on which the executable runs, unless that component itself accompanies the executable.</text:p>
      <text:p text:style-name="Text_20_body_20_indent">If distribution of executable or object code is made by offering access to copy from a designated place, then offering equivalent access to copy the source code from the same place counts a distribution of the source code, even though third parties are not compelled to copy the source along with the object code.</text:p>
      <text:p text:style-name="Text_20_body_20_indent"><text:s text:c="2"/>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_20_indent"><text:s text:c="2"/>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p text:style-name="Text_20_body_20_indent"><text:s text:c="2"/>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p text:style-name="Text_20_body_20_indent"><text:s text:c="2"/>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text:s text:c="2"/>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text:s text:c="2"/>9. The Free Software Foundation may publish revised and/or new versions of the General Public License from time to time. <text:s/>Such new versions will be similar in spirit to the present version, but may differ in detail to address new problems or concerns.</text:p>
      <text:p text:style-name="Text_20_body_20_indent">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 this License, you may choose any version ever published by the Free Software Foundation.</text:p>
      <text:p text:style-name="Text_20_body_20_indent"><text:s text:c="2"/>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text:s text:c="2"/>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PROGRAM PROVE DEFECTIVE, YOU ASSUME THE COST OF ALL NECESSARY SERVICING, REPAIR OR CORRECTION.</text:p>
      <text:p text:style-name="Text_20_body_20_indent"><text:s text:c="2"/>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4">END OF TERMS AND CONDITIONS</text:p>
      <text:p text:style-name="P4">Appendix: How to Apply These Terms to Your New Programs</text:p>
      <text:p text:style-name="Text_20_body_20_indent">If you develop a new program, and you want it to be of the greatest possible use to the public, the best way to achieve this is to make it free software which everyone can redistribute and change under these terms.</text:p>
      <text:p text:style-name="Text_20_body_20_indent">To do so, attach the following notices to the program. <text:s/>It is safest to attach them to the start of each source file to most effectively convey the exclusion of warranty; and each file should have at least the "copyright" line and a pointer to where the full notice is found.</text:p>
      <text:p text:style-name="P14"><text:s/>&lt;one line to give the program's name and a brief idea of what it does.&gt;<text:line-break/> Copyright (C) 19yy <text:s/>&lt;name of author&gt;</text:p>
      <text:p text:style-name="P14">This program is free software; you can redistribute it and/or modify <text:s/>it under the terms of the GNU General Public License as published by the Free Software Foundation; either version 2 of the License, or (at your option) any later version.</text:p>
      <text:p text:style-name="P14"><text:s/>This program is distributed in the hope that it will be useful, but WITHOUT ANY WARRANTY; without even the implied warranty of MERCHANTABILITY or FITNESS FOR A PARTICULAR PURPOSE. <text:s/>See the GNU General Public License for more details.</text:p>
      <text:p text:style-name="P14">You should have received a copy of the GNU General Public License along with this program; if not, write to the Free Software Foundation, Inc., 675 Mass Ave, Cambridge, MA 02139, USA.</text:p>
      <text:p text:style-name="Text_20_body_20_indent">Also add information on how to contact you by electronic and paper mail.</text:p>
      <text:p text:style-name="Text_20_body_20_indent">If the program is interactive, make it output a short notice like this when it starts in an interactive mode:</text:p>
      <text:p text:style-name="P14">Gnomovision version 69, Copyright (C) 19yy name of author</text:p>
      <text:p text:style-name="P14">Gnomovision comes with ABSOLUTELY NO WARRANTY; for details type `show w'.</text:p>
      <text:p text:style-name="P14">This is free software, and you are welcome to redistribute it under certain conditions; type `show c' for details.</text:p>
      <text:p text:style-name="Text_20_body_20_indent">The hypothetical commands `show w' and `show c' should show the appropriate parts of the General Public License. <text:s/>Of course, the commands you use may be called something other than `show w' and `show c'; they could even be mouse-clicks or menu items--whatever suits your program.</text:p>
      <text:p text:style-name="Text_20_body_20_indent">You should also get your employer (if you work as a programmer) or your school, if any, to sign a "copyright disclaimer" for the program, if necessary. <text:s/>Here is a sample; alter the names:</text:p>
      <text:p text:style-name="P15">Yoyodyne, Inc., hereby disclaims all copyright interest in the program</text:p>
      <text:p text:style-name="P15">`Gnomovision' (which makes passes at compilers) written by James Hacker.</text:p>
      <text:p text:style-name="P15">&lt;signature of Ty Coon&gt;, 1 April 1989</text:p>
      <text:p text:style-name="P15">Ty Coon, President of Vice</text:p>
      <text:p text:style-name="Text_20_body_20_indent">This General Public License does not permit incorporating your program into proprietary programs. <text:s/>If your program is a subroutine library, you may consider it more useful to permit linking proprietary applications with the library. <text:s/>If this is what you want to do, use the GNU Library General Public License instead of this License.</text:p>
      <text:p text:style-name="Horizontal_20_Line"/>
      <text:h text:style-name="Heading_20_2" text:outline-level="2">10) GNU Library General Public License</text:h>
      <text:p text:style-name="Text_20_body">LibWMF uses this license:</text:p>
      <text:p text:style-name="P4">GNU LIBRARY GENERAL PUBLIC LICENSE</text:p>
      <text:p text:style-name="P4">Version 2, June 1991</text:p>
      <text:p text:style-name="Text_20_body_20_indent">Copyright (C) 1991 Free Software Foundation, Inc.</text:p>
      <text:p text:style-name="P16">59 Temple Place, Suite 330, Boston, MA <text:s/>02111-1307 <text:s/>USA</text:p>
      <text:p text:style-name="Text_20_body_20_indent"><text:s/>Everyone is permitted to copy and distribute verbatim copies of this license document, but changing it is not allowed.</text:p>
      <text:p text:style-name="Text_20_body_20_indent">[This is the first released version of the library GPL. <text:s/>It is numbered 2 because it goes with version 2 of the ordinary GPL.]</text:p>
      <text:p text:style-name="P4">Preamble</text:p>
      <text:p text:style-name="Text_20_body_20_indent">The licenses for most software are designed to take away your freedom to share and change it. <text:s/>By contrast, the GNU General Public Licenses are intended to guarantee your freedom to share and change free software--to make sure the software is free for all its users.</text:p>
      <text:p text:style-name="Text_20_body_20_indent">This license, the Library General Public License, applies to some specially designated Free Software Foundation software, and to any other libraries whose authors decide to use it. <text:s/>You can use it for your librarie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library, or if you modify it.</text:p>
      <text:p text:style-name="Text_20_body_20_indent">For example, if you distribute copies of the library, whether gratis or for a fee, you must give the recipients all the rights that we gave you. <text:s/>You must make sure that they, too, receive or can get the source code. <text:s/>If you link a program with the library, you must provide complete object files to the recipients so that they can relink them with the library, after making changes to the library and recompiling it. <text:s/>And you must show them these terms so they know their rights.</text:p>
      <text:p text:style-name="Text_20_body_20_indent">Our method of protecting your rights has two steps: (1) copyright the library, and (2) offer you this license which gives you legal permission to copy, distribute and/or modify the library.</text:p>
      <text:p text:style-name="Text_20_body_20_indent">Also, for each distributor's protection, we want to make certain that everyone understands that there is no warranty for this free library. <text:s/>If the library is modified by someone else and passed on, we want its recipients to know that what they have is not the original version, so that any problems introduced by others will not reflect on the original authors' reputations.</text:p>
      <text:p text:style-name="Text_20_body_20_indent">Finally, any free program is threatened constantly by software patents. <text:s/>We wish to avoid the danger that companies distributing free software will individually obtain patent licenses, thus in effect transforming the program into proprietary software. <text:s/>To prevent this, we have made it clear that any patent must be licensed for everyone's free use or not licensed at all.</text:p>
      <text:p text:style-name="Text_20_body_20_indent">Most GNU software, including some libraries, is covered by the ordinary GNU General Public License, which was designed for utility programs. <text:s/>This license, the GNU Library General Public License, applies to certain designated libraries. <text:s/>This license is quite different from the ordinary one; be sure to read it in full, and don't assume that anything in it is the same as in the ordinary license.</text:p>
      <text:p text:style-name="Text_20_body_20_indent">The reason we have a separate public license for some libraries is that they blur the distinction we usually make between modifying or adding to a program and simply using it. <text:s/>Linking a program with a library, without changing the library, is in some sense simply using the library, and is analogous to running a utility program or application program. <text:s/>However, in a textual and legal sense, the linked executable is a combined work, a derivative of the original library, and the ordinary General Public License treats it as such.</text:p>
      <text:p text:style-name="Text_20_body_20_indent">Because of this blurred distinction, using the ordinary General Public License for libraries did not effectively promote software sharing, because most developers did not use the libraries. <text:s/>We concluded that weaker conditions might promote sharing better.</text:p>
      <text:p text:style-name="Text_20_body_20_indent">However, unrestricted linking of non-free programs would deprive the users of those programs of all benefit from the free status of the libraries themselves. <text:s/>This Library General Public License is intended to permit developers of non-free programs to use free libraries, while preserving your freedom as a user of such programs to change the free libraries that are incorporated in them. <text:s/>(We have not seen how to achieve this as regards changes in header files, but we have achieved it as regards changes in the actual functions of the Library.) <text:s/>The hope is that this will lead to faster development of free libraries.</text:p>
      <text:p text:style-name="Text_20_body_20_indent">The precise terms and conditions for copying, distribution and modification follow. <text:s/>Pay close attention to the difference between a "work based on the library" and a "work that uses the library". <text:s/>The former contains code derived from the library, while the latter only works together with the library.</text:p>
      <text:p text:style-name="Text_20_body_20_indent">Note that it is possible for a library to be covered by the ordinary General Public License rather than by this special one.</text:p>
      <text:p text:style-name="P4">GNU LIBRARY GENERAL PUBLIC LICENSE</text:p>
      <text:p text:style-name="P4">TERMS AND CONDITIONS FOR COPYING, DISTRIBUTION AND MODIFICATION</text:p>
      <text:p text:style-name="Text_20_body_20_indent">0. This License Agreement applies to any software library which contains a notice placed by the copyright holder or other authorized party saying it may be distributed under the terms of this Library General Public License (also called "this License"). <text:s/>Each licensee is addressed as "you".</text:p>
      <text:p text:style-name="Text_20_body_20_indent">A "library" means a collection of software functions and/or data prepared so as to be conveniently linked with application programs (which use some of those functions and data) to form executables.</text:p>
      <text:p text:style-name="Text_20_body_20_indent">The "Library", below, refers to any such software library or work which has been distributed under these terms. <text:s/>A "work based on the Library" means either the Library or any derivative work under copyright law: that is to say, a work containing the Library or a portion of it, either verbatim or with modifications and/or translated straightforwardly into another language. <text:s/>(Hereinafter, translation is included without limitation in the term "modification".)</text:p>
      <text:p text:style-name="Text_20_body_20_indent">"Source code" for a work means the preferred form of the work for making modifications to it. <text:s/>For a library, complete source code means all the source code for all modules it contains, plus any associated interface definition files, plus the scripts used to control compilation and installation of the library.</text:p>
      <text:p text:style-name="Text_20_body_20_indent">Activities other than copying, distribution and modification are not covered by this License; they are outside its scope. <text:s/>The act of running a program using the Library is not restricted, and output from such a program is covered only if its contents constitute a work based on the Library (independent of the use of the Library in a tool for writing it). <text:s/>Whether that is true depends on what the Library does and what the program that uses the Library does.</text:p>
      <text:p text:style-name="Text_20_body_20_indent"><text:s text:c="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_20_indent">You may charge a fee for the physical act of transferring a copy, and you may at your option offer warranty protection in exchange for a fee.</text:p>
      <text:p text:style-name="Text_20_body_20_indent">2. You may modify your copy or copies of the Library or any portion of it, thus forming a work based on the Library, and copy and distribute such modifications or work under the terms of Section 1 above, provided that you also meet all of these conditions:</text:p>
      <text:p text:style-name="P17">a) The modified work must itself be a software library.</text:p>
      <text:p text:style-name="P17">b) You must cause the files modified to carry prominent notices stating that you changed the files and the date of any change.</text:p>
      <text:p text:style-name="P17">c) You must cause the whole of the work to be licensed at no charge to all third parties under the terms of this License.</text:p>
      <text:p text:style-name="P17">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7">(For example, a function in a library to compute square roots has a purpose that is entirely well-defined independent of the application. <text:s/>Therefore, Subsection 2d requires that any application-supplied function or table used by this function must be optional: if the application does not supply it, the square root function must still compute square roots.)</text:p>
      <text:p text:style-name="Text_20_body_20_indent">These requirements apply to the modified work as a whole. <text:s/>If identifiable sections of that work are not derived from the Library,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Library.</text:p>
      <text:p text:style-name="Text_20_body_20_indent">In addition, mere aggregation of another work not based on the Library with the Library (or with a work based on the Library) on a volume of a storage or distribution medium does not bring the other work under the scope of this License.</text:p>
      <text:p text:style-name="Text_20_body_20_indent"><text:s text:c="2"/>3. You may opt to apply the terms of the ordinary GNU General Public License instead of this License to a given copy of the Library. <text:s/>To do this, you must alter all the notices that refer to this License, so that they refer to the ordinary GNU General Public License, version 2, instead of to this License. <text:s/>(If a newer version than version 2 of the ordinary GNU General Public License has appeared, then you can specify that version instead if you wish.) <text:s/>Do not make any other change in these notices.</text:p>
      <text:p text:style-name="Text_20_body_20_indent">Once this change is made in a given copy, it is irreversible for that copy, so the ordinary GNU General Public License applies to all subsequent copies and derivative works made from that copy.</text:p>
      <text:p text:style-name="Text_20_body_20_indent">This option is useful when you wish to copy part of the code of the Library into a program that is not a library.</text:p>
      <text:p text:style-name="Text_20_body_20_indent">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_20_indent">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_20_indent">5. A program that contains no derivative of any portion of the Library, but is designed to work with the Library by being compiled or linked with it, is called a "work that uses the Library". <text:s/>Such a work, in isolation, is not a derivative work of the Library, and therefore falls outside the scope of this License.</text:p>
      <text:p text:style-name="Text_20_body_20_indent">However, linking a "work that uses the Library" with the Library creates an executable that is a derivative of the Library (because it contains portions of the Library), rather than a "work that uses the library". <text:s/>The executable is therefore covered by this License. Section 6 states terms for distribution of such executables.</text:p>
      <text:p text:style-name="Text_20_body_20_indent">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ext:s/>The threshold for this to be true is not precisely defined by law.</text:p>
      <text:p text:style-name="Text_20_body_20_indent">If such an object file uses only numerical parameters, data structure layouts and accessors, and small macros and small inline functions (ten lines or less in length), then the use of the object file is unrestricted, regardless of whether it is legally a derivative work. <text:s/>(Executables containing this object code plus portions of the Library will still fall under Section 6.)</text:p>
      <text:p text:style-name="Text_20_body_20_indent">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_20_indent">6.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You must give prominent notice with each copy of the work that the Library is used in it and that the Library and its use are covered by this License. <text:s/>You must supply a copy of this License. <text:s/>If the work during execution displays copyright notices, you must include the copyright notice for the Library among them, as well as a reference directing the user to the copy of this License. <text:s/>Also, you must do one of these things:</text:p>
      <text:p text:style-name="P1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text:s/>(It is understood that the user who changes the contents of definitions files in the Library will not necessarily be able to recompile the application to use the modified definitions.)</text:p>
      <text:p text:style-name="P18">b) Accompany the work with a written offer, valid for at least three years, to give the same user the materials specified in Subsection 6a, above, for a charge no more than the cost of performing this distribution.</text:p>
      <text:p text:style-name="P18">c) If distribution of the work is made by offering access to copy from a designated place, offer equivalent access to copy the above specified materials from the same place.</text:p>
      <text:p text:style-name="P18">d) Verify that the user has already received a copy of these materials or that you have already sent this user a copy.</text:p>
      <text:p text:style-name="Text_20_body_20_indent">For an executable, the required form of the "work that uses the Library" must include any data and utility programs needed for reproducing the executable from it. <text:s/>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_20_indent">It may happen that this requirement contradicts the license restrictions of other proprietary libraries that do not normally accompany the operating system. <text:s/>Such a contradiction means you cannot use both them and the Library together in an executable that you distribute.</text:p>
      <text:p text:style-name="Text_20_body_20_indent">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a) Accompany the combined library with a copy of the same work based on the Library, uncombined with any other library facilities. <text:s/>This must be distributed under the terms of the Sections above.</text:p>
      <text:p text:style-name="P18">b) Give prominent notice with the combined library of the fact that part of it is a work based on the Library, and explaining where to find the accompanying uncombined form of the same work.</text:p>
      <text:p text:style-name="Text_20_body_20_indent">8. You may not copy, modify, sublicense, link with, or distribute the Library except as expressly provided under this License. <text:s/>Any attempt otherwise to copy, modify, sublicense, link with, or distribute the Library is void, and will automatically terminate your rights under this License. <text:s/>However, parties who have received copies, or rights, from you under this License will not have their licenses terminated so long as such parties remain in full compliance.</text:p>
      <text:p text:style-name="Text_20_body_20_indent">9. You are not required to accept this License, since you have not signed it. <text:s/>However, nothing else grants you permission to modify or distribute the Library or its derivative works. <text:s/>These actions are prohibited by law if you do not accept this License. <text:s/>Therefore, by modifying or distributing the Library (or any work based on the Library), you indicate your acceptance of this License to do so, and all its terms and conditions for copying, distributing or modifying the Library or works based on it.</text:p>
      <text:p text:style-name="Text_20_body_20_indent">10. Each time you redistribute the Library (or any work based on theLibrary), the recipient automatically receives a license from the original licensor to copy, distribute, link with or modify the Library subject to these terms and conditions. <text:s/>You may not impose any further restrictions on the recipients' exercise of the rights granted herein. You are not responsible for enforcing compliance by third parties to this License.</text:p>
      <text:p text:style-name="Text_20_body_20_indent">11. If, as a consequence of a court judgment or allegation of patent infringement or for any other reason (not limited to patent issues), conditions are imposed on you (whether by court order, agreement or otherwise) that contradict the conditions of this License, they do not</text:p>
      <text:p text:style-name="Text_20_body_20_indent">excuse you from the conditions of this License. <text:s/>If you cannot distribute so as to satisfy simultaneously your obligations under this License and any other pertinent obligations, then as a consequence you may not distribute the Library at all. <text:s/>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13. The Free Software Foundation may publish revised and/or new versions of the Library General Public License from time to time. Such new versions will be similar in spirit to the present version, but may differ in detail to address new problems or concerns. Each version is given a distinguishing version number. <text:s/>If the Library specifies a version number of this License which applies to it and "any later version", you have the option of following the terms and conditions either of that version or of any later version published by the Free Software Foundation. <text:s/>If the Library does not specify a license version number, you may choose any version ever published by the Free Software Foundation.</text:p>
      <text:p text:style-name="Text_20_body_20_indent">14. If you wish to incorporate parts of the Library into other free programs whose distribution conditions are incompatible with these,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ext:s/>THE ENTIRE RISK AS TO THE QUALITY AND PERFORMANCE OF THE LIBRARY IS WITH YOU. <text:s/>SHOULD THE LIBRARY PROVE DEFECTIVE, YOU ASSUME THE COST OF ALL NECESSARY SERVICING, REPAIR OR CORRECTION.</text:p>
      <text:p text:style-name="Text_20_body_20_indent">16. IN NO EVENT UNLESS REQUIRED BY APPLICABLE LAW OR AGREED TO IN WRITING WILL ANY COPYRIGHT HOLDER, OR ANY OTHER PARTY WHO MAY MODIFY AND/OR REDISTRIBUTE THE LIBRARY AS PERMITTED ABOVE, BE LIABLE TO 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4">END OF TERMS AND CONDITIONS</text:p>
      <text:p text:style-name="P4">How to Apply These Terms to Your New Libraries</text:p>
      <text:p text:style-name="Text_20_body_20_indent">If you develop a new library, and you want it to be of the greatest possible use to the public, we recommend making it free software that everyone can redistribute and change. <text:s/>You can do so by permitting redistribution under these terms (or, alternatively, under the terms of the ordinary General Public License).</text:p>
      <text:p text:style-name="Text_20_body_20_indent">To apply these terms, attach the following notices to the library. <text:s/>It is safest to attach them to the start of each source file to most effectively convey the exclusion of warranty; and each file should have at least the "copyright" line and a pointer to where the full notice is found.</text:p>
      <text:p text:style-name="P21">&lt;one line to give the library's name and a brief idea of what it does.&gt;</text:p>
      <text:p text:style-name="P21">Copyright (C) &lt;year&gt; <text:s/>&lt;name of author&gt;</text:p>
      <text:p text:style-name="P21">This library is free software; you can redistribute it and/or modify it under the terms of the GNU Library General Public License as published by the Free Software Foundation; either version 2 of the License, or (at your option) any later version.</text:p>
      <text:p text:style-name="P21"><text:s/>This library is distributed in the hope that it will be useful, but WITHOUT ANY WARRANTY; without even the implied warranty of MERCHANTABILITY or FITNESS FOR A PARTICULAR PURPOSE. <text:s/>See the GNU Library General Public License for more details.</text:p>
      <text:p text:style-name="P21">You should have received a copy of the GNU Library General Public License along with this library; if not, write to the Free Software Foundation, Inc., 59 Temple Place - Suite 330, Boston, MA <text:s/>02111-1307 <text:s/>USA.</text:p>
      <text:p text:style-name="Text_20_body_20_indent">Also add information on how to contact you by electronic and paper mail.</text:p>
      <text:p text:style-name="Text_20_body_20_indent">You should also get your employer (if you work as a programmer) or your school, if any, to sign a "copyright disclaimer" for the library, if necessary. <text:s/>Here is a sample; alter the names:</text:p>
      <text:p text:style-name="P17">Yoyodyne, Inc., hereby disclaims all copyright interest in the library `Frob' (a library for tweaking knobs) written by James Random Hacker.</text:p>
      <text:p text:style-name="P17">&lt;signature of Ty Coon&gt;, 1 April 1990</text:p>
      <text:p text:style-name="P17">Ty Coon, President of Vice</text:p>
      <text:p text:style-name="Text_20_body_20_indent">That's all there is to it!</text:p>
      <text:p text:style-name="Horizontal_20_Line"/>
      <text:h text:style-name="Heading_20_2" text:outline-level="2">11) Little CMS License</text:h>
      <text:p text:style-name="Text_20_body_20_indent">LittleCMS (LCMS) uses this license:</text:p>
      <text:p text:style-name="Text_20_body_20_indent">Little cms</text:p>
      <text:p text:style-name="Text_20_body_20_indent">Copyright (C) 1998-2003 Marti Maria</text:p>
      <text:p text:style-name="Text_20_body_20_indent"/>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12) <text:s/>Jasper Software License</text:h>
      <text:p text:style-name="Text_20_body_20_indent">The JasPer libary, which is used to read and write JPEG-2000 format uses the following license:</text:p>
      <text:p text:style-name="Text_20_body_20_indent">JasPer License Version 2.0</text:p>
      <text:p text:style-name="Text_20_body_20_indent">Copyright (c) 1999-2000 Image Power, Inc.<text:line-break/>Copyright (c) 1999-2000 The University of British Columbia<text:line-break/>Copyright (c) 2001-2003 Michael David Adams</text:p>
      <text:p text:style-name="Text_20_body_20_indent">All rights reserved.</text:p>
      <text:p text:style-name="Text_20_body_20_indent">Permission is hereby granted, free of charge, to any person (the "User")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subject to the following conditions:</text:p>
      <text:p text:style-name="Text_20_body_20_indent">1. <text:s/>The above copyright notices and this permission notice (which includes the disclaimer below) shall be included in all copies or substantial portions of the Software.</text:p>
      <text:p text:style-name="Text_20_body_20_indent">2. <text:s/>The name of a copyright holder shall not be used to endorse or promote products derived from the Software without specific prior written permission.</text:p>
      <text:p text:style-name="Text_20_body_20_indent">THIS DISCLAIMER OF WARRANTY CONSTITUTES AN ESSENTIAL PART OF THIS LICENSE. <text:s/>NO USE OF THE SOFTWARE IS AUTHORIZED HEREUNDER EXCEPT UNDER THIS DISCLAIMER. <text:s/>THE SOFTWARE IS PROVIDED BY THE COPYRIGHT HOLDERS "AS IS", WITHOUT WARRANTY OF ANY KIND, EXPRESS OR IMPLIED, INCLUDING BUT NOT LIMITED TO THE WARRANTIES OF MERCHANTABILITY, FITNESS FOR A PARTICULAR PURPOSE AND NONINFRINGEMENT OF THIRD PARTY RIGHTS. <text:s/>IN NO EVENT SHALL THE COPYRIGHT HOLDERS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 <text:s/>NO ASSURANCES ARE PROVIDED BY THE COPYRIGHT HOLDERS THAT THE SOFTWARE DOES NOT INFRINGE THE PATENT OR OTHER INTELLECTUAL PROPERTY RIGHTS OF ANY OTHER ENTITY. EACH COPYRIGHT HOLDER DISCLAIMS ANY LIABILITY TO THE USER FOR CLAIMS BROUGHT BY ANY OTHER ENTITY BASED ON INFRINGEMENT OF INTELLECTUAL PROPERTY RIGHTS OR OTHERWISE. <text:s/>AS A CONDITION TO EXERCISING THE RIGHTS GRANTED HEREUNDER, EACH USER HEREBY ASSUMES SOLE RESPONSIBILITY TO SECURE ANY OTHER INTELLECTUAL PROPERTY RIGHTS NEEDED, IF ANY. <text:s/>THE SOFTWARE IS NOT FAULT-TOLERANT AND IS NOT INTENDED FOR USE IN MISSION-CRITICAL SYSTEMS, SUCH AS THOSE USED IN THE OPERATION OF NUCLEAR FACILITIES, AIRCRAFT NAVIGATION OR COMMUNICATION SYSTEMS, AIR TRAFFIC CONTROL SYSTEMS, DIRECT LIFE SUPPORT MACHINES, OR WEAPONS SYSTEMS, IN WHICH THE FAILURE OF THE SOFTWARE OR SYSTEM COULD LEAD DIRECTLY TO DEATH, PERSONAL INJURY, OR SEVERE PHYSICAL OR ENVIRONMENTAL DAMAGE ("HIGH RISK ACTIVITIES"). <text:s/>THE COPYRIGHT HOLDERS SPECIFICALLY DISCLAIM ANY EXPRESS OR IMPLIED WARRANTY OF FITNESS FOR HIGH RISK ACTIVITIES.</text:p>
      <text:p text:style-name="Horizontal_20_Line"/>
      <text:h text:style-name="Heading_20_2" text:outline-level="2">13) IJG JPEG Library</text:h>
      <text:p text:style-name="Text_20_body_20_indent">The authors make NO WARRANTY or representation, either express or implied, with respect to this software, its quality, accuracy, merchantability, or fitness for a particular purpose. This software is provided "AS IS", and you, its user, assume the entire risk as to its quality and accuracy.</text:p>
      <text:p text:style-name="Text_20_body_20_indent">This software is copyright (C) 1991-1998, Thomas G. Lane.<text:line-break/>All Rights Reserved except as specified below.</text:p>
      <text:p text:style-name="Text_20_body_20_indent">Permission is hereby granted to use, copy, modify, and distribute this software (or portions thereof) for any purpose, without fee, subject to these conditions:</text:p>
      <text:p text:style-name="P12">(1) If any part of the source code for this software is distributed, then this README file must be included, with this copyright and no-warranty notice unaltered; and any additions, deletions, or changes to the original files must be clearly indicated in accompanying documentation.</text:p>
      <text:p text:style-name="P12">(2) If only executable code is distributed, then the accompanying documentation must state that "this software is based in part on the work of the Independent JPEG Group".</text:p>
      <text:p text:style-name="P12">(3) Permission for use of this software is granted only if the user accepts full responsibility for any undesirable consequences; the authors accept NO LIABILITY for damages of any kind.</text:p>
      <text:p text:style-name="Text_20_body_20_indent">These conditions apply to any software derived from or based on the IJG code, not just to the unmodified library. If you use our work, you ought to acknowledge us.</text:p>
      <text:p text:style-name="Text_20_body_20_indent">Permission is NOT granted for the use of any IJG author's name or company name in advertising or publicity relating to this software or products derived from it. This software may be referred to only as "the Independent JPEG Group's software".</text:p>
      <text:p text:style-name="Text_20_body_20_indent">We specifically permit and encourage the use of this software as the basis of commercial products, provided that all warranty or liability claims are assumed by the product vendor.</text:p>
      <text:p text:style-name="Horizontal_20_Line"/>
      <text:h text:style-name="Heading_20_2" text:outline-level="2">14) LibXML License</text:h>
      <text:p text:style-name="P5">Except where otherwise noted in the source code (trio files, hash.c and list.c) covered by a similar license but with different Copyright notices:</text:p>
      <text:p text:style-name="P5"><text:s/>Copyright (C) 1998-2002 Daniel Veillard. <text:s/>All Rights Reserved.</text:p>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text:p>
      <text:p text:style-name="P5">Except as contained in this notice, the name of Daniel Veillard shall not be used in advertising or otherwise to promote the sale, use or other deal- ings in this Software without prior written authorization from him.</text:p>
      <text:p text:style-name="P10"/>
      <text:h text:style-name="Heading_20_2" text:outline-level="2">15) LibPNG License</text:h>
      <text:p text:style-name="P5">This copy of the libpng notices is provided for your convenience. In case of any discrepancy between this copy and the notices in the file png.h that is included in the libpng distribution, the latter shall prevail.</text:p>
      <text:p text:style-name="P6">COPYRIGHT NOTICE, DISCLAIMER, and LICENSE:</text:p>
      <text:p text:style-name="P5">If you modify libpng you may insert additional notices immediately following this sentence.</text:p>
      <text:p text:style-name="P5">libpng versions 1.0.7, July 1, 2000, through 1.2.0, September 1, 2001, are</text:p>
      <text:p text:style-name="P5">Copyright (c) 2000 Glenn Randers-Pehrson</text:p>
      <text:p text:style-name="P5">and are distributed according to the same disclaimer and license as libpng-1.0.6 with the following individuals added to the list of Contributing Authors</text:p>
      <text:p text:style-name="P5"><text:s text:c="3"/>Simon-Pierre Cadieux</text:p>
      <text:p text:style-name="P5"><text:s text:c="3"/>Eric S. Raymond</text:p>
      <text:p text:style-name="P5"><text:s text:c="3"/>Gilles Vollant</text:p>
      <text:p text:style-name="P5">and with the following additions to the disclaimer:</text:p>
      <text:p text:style-name="P23">There is no warranty against interference with your enjoyment of the library or against infringement. There is no warranty that our efforts or the library will fulfill any of your particular purposes or needs. This library is provided with all faults, and the entire risk of satisfactory quality, performance, accuracy, and effort is with the user.</text:p>
      <text:p text:style-name="P5">libpng versions 0.97, January 1998, through 1.0.6, March 20, 2000, are</text:p>
      <text:p text:style-name="P5">Copyright (c) 1998, 1999 Glenn Randers-Pehrson, and are</text:p>
      <text:p text:style-name="P5">distributed according to the same disclaimer and license as libpng-0.96, with the following individuals added to the list of Contributing Authors:</text:p>
      <text:p text:style-name="P5"><text:s text:c="3"/>Tom Lane</text:p>
      <text:p text:style-name="P5"><text:s text:c="3"/>Glenn Randers-Pehrson</text:p>
      <text:p text:style-name="P5"><text:s text:c="3"/>Willem van Schaik</text:p>
      <text:p text:style-name="P5">libpng versions 0.89, June 1996, through 0.96, May 1997, are</text:p>
      <text:p text:style-name="P5">Copyright (c) 1996, 1997 Andreas Dilger</text:p>
      <text:p text:style-name="P5">Distributed according to the same disclaimer and license as libpng-0.88, with the following individuals added to the list of Contributing Authors:</text:p>
      <text:p text:style-name="P5"><text:s text:c="3"/>John Bowler</text:p>
      <text:p text:style-name="P5"><text:s text:c="3"/>Kevin Bracey</text:p>
      <text:p text:style-name="P5"><text:s text:c="3"/>Sam Bushell</text:p>
      <text:p text:style-name="P5"><text:s text:c="3"/>Magnus Holmgren</text:p>
      <text:p text:style-name="P5"><text:s text:c="3"/>Greg Roelofs</text:p>
      <text:p text:style-name="P5"><text:s text:c="3"/>Tom Tanner</text:p>
      <text:p text:style-name="P5">libpng versions 0.5, May 1995, through 0.88, January 1996, are</text:p>
      <text:p text:style-name="P5">Copyright (c) 1995, 1996 Guy Eric Schalnat, Group 42, Inc.</text:p>
      <text:p text:style-name="P5">For the purposes of this copyright and license, "Contributing Authors" is defined as the following set of individuals:</text:p>
      <text:p text:style-name="P5"><text:s text:c="3"/>Andreas Dilger</text:p>
      <text:p text:style-name="P5"><text:s text:c="3"/>Dave Martindale</text:p>
      <text:p text:style-name="P5"><text:s text:c="3"/>Guy Eric Schalnat</text:p>
      <text:p text:style-name="P5"><text:s text:c="3"/>Paul Schmidt</text:p>
      <text:p text:style-name="P5"><text:s text:c="3"/>Tim Wegner</text:p>
      <text:p text:style-name="P5">The PNG Reference Library is supplied "AS IS". The Contributing Authors and Group 42, Inc. disclaim all warranties, expressed or implied, including, without limitation, the warranties of merchantability and of fitness for any purpose. The Contributing Authors and Group 42, Inc. assume no liability for direct, indirect, incidental, special, exemplary, or consequential damages, which may result from the use of the PNG Reference Library, even if advised of the possibility of such damage.</text:p>
      <text:p text:style-name="P5">Permission is hereby granted to use, copy, modify, and distribute this source code, or portions hereof, for any purpose, without fee, subject to the following restrictions:</text:p>
      <text:p text:style-name="P5">1. The origin of this source code must not be misrepresented.</text:p>
      <text:p text:style-name="P5">2. Altered versions must be plainly marked as such and must not be misrepresented as being the original source.</text:p>
      <text:p text:style-name="P5">3. This Copyright notice may not be removed or altered from any source or altered source distribution.</text:p>
      <text:p text:style-name="P5">The Contributing Authors and Group 42, Inc. specifically permit, without fee, and encourage the use of this source code as a component to supporting the PNG file format in commercial products. If you use this source code in a product, acknowledgment is not required but would be appreciated.</text:p>
      <text:p text:style-name="P5">A "png_get_copyright" function is available, for convenient use in "about" boxes and the like:</text:p>
      <text:p text:style-name="P5"><text:s text:c="3"/>printf("%s",png_get_copyright(NULL));</text:p>
      <text:p text:style-name="P5">Also, the PNG logo (in PNG format, of course) is supplied in the files "pngbar.png" and "pngbar.jpg (88x31) and "pngnow.png" (98x31).</text:p>
      <text:p text:style-name="P5">Libpng is OSI Certified Open Source Software. OSI Certified Open Source is a certification mark of the Open Source Initiative.</text:p>
      <text:p text:style-name="P5">Glenn Randers-Pehrson</text:p>
      <text:p text:style-name="P5">randeg@alum.rpi.edu</text:p>
      <text:p text:style-name="P5">September 1, 2001</text:p>
      <text:p text:style-name="P10"/>
      <text:h text:style-name="Heading_20_2" text:outline-level="2">16) <text:s/>LibTIFF License</text:h>
      <text:p text:style-name="P5">Copyright (c) 1988-1997 Sam Leffler</text:p>
      <text:p text:style-name="P5">Copyright (c) 1991-1997 Silicon Graphics, Inc.</text:p>
      <text:p text:style-name="P5">Permission to use, copy, modify, distribute, and sell this software and its documentation for any purpose is hereby granted without fee, provided that (i) the above copyright notices and this permission notice appear in all copies of the software and related documentation, and (ii) the names of Sam Leffler and Silicon Graphics may not be used in any advertising or publicity relating to the software without the specific, prior written permission of Sam Leffler and Silicon Graphics.</text:p>
      <text:p text:style-name="P5">THE SOFTWARE IS PROVIDED "AS-IS" AND WITHOUT WARRANTY OF ANY KIND, EXPRESS, IMPLIED OR OTHERWISE, INCLUDING WITHOUT LIMITATION, ANY WARRANTY OF MERCHANTABILITY OR FITNESS FOR A PARTICULAR PURPOSE.</text:p>
      <text:p text:style-name="P5">IN NO EVENT SHALL SAM LEFFLER OR SILICON GRAPHICS BE LIABLE FOR ANY SPECIAL, INCIDENTAL, INDIRECT OR CONSEQUENTIAL DAMAGES OF ANY KIND, OR ANY DAMAGES WHATSOEVER RESULTING FROM LOSS OF USE, DATA OR PROFITS, WHETHER OR NOT ADVISED OF THE POSSIBILITY OF DAMAGE, AND ON ANY THEORY OF LIABILITY, ARISING OUT OF OR IN CONNECTION WITH THE USE OR PERFORMANCE OF THIS SOFTWARE.</text:p>
      <text:p text:style-name="Horizontal_20_Line"/>
      <text:h text:style-name="Heading_20_2" text:outline-level="2">17) FreeType Project License</text:h>
      <text:p text:style-name="P8">The FreeType Project LICENSE</text:p>
      <text:p text:style-name="P9">2000-Feb-08</text:p>
      <text:p text:style-name="P9">Copyright 1996-2000 by<text:line-break/>David Turner, Robert Wilhelm, and Werner Lemberg</text:p>
      <text:p text:style-name="P2">Introduction</text:p>
      <text:p text:style-name="P5">The FreeType Project is distributed in several archive packages; some of them may contain, in addition to the FreeType font engine, various tools and contributions which rely on, or relate to, the FreeType Project.</text:p>
      <text:p text:style-name="P5">This license applies to all files found in such packages, and which do not fall under their own explicit license. The license affects thus the FreeType font engine, the test programs, documentation and makefiles, at the very least.</text:p>
      <text:p text:style-name="P5">This license was inspired by the BSD, Artistic, and IJG (Independent JPEG Group) licenses, which all encourage inclusion and use of free software in commercial and freeware products alike. As a consequence, its main points are that:</text:p>
      <text:p text:style-name="P22">o We don't promise that this software works. However, we will be interested in any kind of bug reports. (`as is' distribution)</text:p>
      <text:p text:style-name="P22">o You can use this software for whatever you want, in parts or full form, without having to pay us. (`royalty-free' usage)</text:p>
      <text:p text:style-name="P22">o You may not pretend that you wrote this software. If you use it, or only parts of it, in a program, you must acknowledge somewhere in your documentation that you have used the FreeType code. (`credits')</text:p>
      <text:p text:style-name="P5">We specifically permit and encourage the inclusion of this software, with or without modifications, in commercial products. We disclaim all warranties covering The FreeType Project and assume no liability related to The FreeType Project.</text:p>
      <text:p text:style-name="P1">Legal Terms</text:p>
      <text:p text:style-name="P24">0. Definitions</text:p>
      <text:p text:style-name="P5">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P5">`You' refers to the licensee, or person using the project, where `using' is a generic term including compiling the project's source code as well as linking it to form a `program' or `executable'. This program is referred to as `a program using the FreeType engine'.</text:p>
      <text:p text:style-name="P5">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P5">The FreeType Project is copyright (C) 1996-2000 by David Turner, Robert Wilhelm, and Werner Lemberg. All rights reserved except as specified below.</text:p>
      <text:p text:style-name="P7">1. No Warranty</text:p>
      <text:p text:style-name="P5">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p text:style-name="P7">2. Redistribution</text:p>
      <text:p text:style-name="P5">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p text:style-name="P22">o 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p text:style-name="P22">o 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p text:style-name="P5">These conditions apply to any software derived from or based on the FreeType Project, not just the unmodified files. If you use our work, you must acknowledge us. However, no fee need be paid to us.</text:p>
      <text:p text:style-name="P7">3. Advertising</text:p>
      <text:p text:style-name="P5">Neither the FreeType authors and contributors nor you shall use the name of the other for commercial, advertising, or promotional purposes without specific prior written permission.</text:p>
      <text:p text:style-name="P5">We suggest, but do not require, that you use one or more of the following phrases to refer to this software in your documentation or advertising materials: `FreeType Project', `FreeType Engine', `FreeType library', or `FreeType Distribution'.</text:p>
      <text:p text:style-name="P5">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p text:style-name="P7">4. Contacts</text:p>
      <text:p text:style-name="P5">There are two mailing lists related to FreeType:</text:p>
      <text:p text:style-name="P19">o freetype@freetype.org</text:p>
      <text:p text:style-name="P25">Discusses general use and applications of FreeType, as well as future and wanted additions to the library and distribution. If you are looking for support, start in this list if you haven't found anything to help you in the documentation.</text:p>
      <text:p text:style-name="P22">o devel@freetype.org</text:p>
      <text:p text:style-name="P26">Discusses bugs, as well as engine internals, design issues, specific licenses, porting, etc.</text:p>
      <text:p text:style-name="P22">o http://www.freetype.org</text:p>
      <text:p text:style-name="P27">Holds the current FreeType web page, which will allow you to download our latest development version and read online documentation.</text:p>
      <text:p text:style-name="P5">You can also contact us individually at:</text:p>
      <text:p text:style-name="P13">David Turner <text:s text:c="5"/>&lt;david.turner@freetype.org&gt;</text:p>
      <text:p text:style-name="P13">Robert Wilhelm <text:s text:c="3"/>&lt;robert.wilhelm@freetype.org&gt;</text:p>
      <text:p text:style-name="P13">Werner Lemberg <text:s text:c="3"/>&lt;werner.lemberg@freetype.org&gt;</text:p>
      <text:p text:style-name="Horizontal_20_Line"/>
      <text:h text:style-name="Heading_20_2" text:outline-level="2">18) <text:s/>Zlib License</text:h>
      <text:p text:style-name="P5">(C) 1995-1998 Jean-loup Gailly and Mark Adler</text:p>
      <text:p text:style-name="P5">This software is provided 'as-is', without any express or implied warranty. In no event will the authors be held liable for any damages arising from the use of this software.</text:p>
      <text:p text:style-name="P5">Permission is granted to anyone to use this software for any purpose, including commercial applications, and to alter it and redistribute it freely, subject to the following restrictions:</text:p>
      <text:p text:style-name="P19">1. The origin of this software must not be misrepresented; you must not claim that you wrote the original software. If you use this software in a product, an acknowledgment in the product documentation would be appreciated but is not required.</text:p>
      <text:p text:style-name="P19">2. Altered source versions must be plainly marked as such, and must not be misrepresented as being the original software.</text:p>
      <text:p text:style-name="P19">3. This notice may not be removed or altered from any source distribution.</text:p>
      <text:p text:style-name="P20">Jean-loup Gailly <text:tab/>Mark Adler</text:p>
      <text:p text:style-name="P20">jloup@gzip.org <text:tab/>madler@alumni.caltech.edu</text:p>
      <text:p text:style-name="P5">If you use the zlib library in a product, we would appreciate *not* receiving lengthy legal documents to sign. The sources are provided for free but without warranty of any kind. The library has been entirely written by Jean-loup Gailly and Mark Adler; it does not include third-party code.</text:p>
      <text:p text:style-name="P5">If you redistribute modified sources, we would appreciate that you include in the file ChangeLog history information documenting your chang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8701in"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hyphenation-ladder-count="no-limit"/>
      <style:text-properties style:font-name="Times New Roman" fo:font-size="10pt" fo:language="zxx" fo:country="none" style:font-name-asian="HG Mincho Light J" style:font-size-asian="12pt" style:language-asian="zxx" style:country-asian="none" style:font-size-complex="12pt" fo:hyphenate="false" fo:hyphenation-remain-char-count="2" fo:hyphenation-push-char-count="2"/>
    </style:style>
    <style:style style:name="Text_20_body" style:display-name="Text body" style:family="paragraph" style:parent-style-name="Standard" style:class="text">
      <style:paragraph-properties fo:margin-top="0in" fo:margin-bottom="0.0799in"/>
      <style:text-properties style:font-name="Arial" fo:font-size="8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8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299in" fo:margin-bottom="0.0799in"/>
      <style:text-properties style:font-name="Arial1" fo:font-size="10pt"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8pt"/>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Numbering_20_Symbols" style:display-name="Numbering Symbols" style:family="text">
      <style:text-properties style:font-name="Times New Roman" fo:font-size="12pt" fo:language="zxx" fo:country="none" style:font-name-asian="HG Mincho Light J" style:font-size-asian="12pt" style:language-asian="zxx" style:country-asian="none"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ize="10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fo:language="zxx" fo:country="none"/>
    </style:style>
    <style:style style:name="RTF_5f_Num_20_2_20_2" style:display-name="RTF_Num 2 2" style:family="text">
      <style:text-properties fo:language="zxx" fo:country="none"/>
    </style:style>
    <style:style style:name="RTF_5f_Num_20_2_20_3" style:display-name="RTF_Num 2 3" style:family="text">
      <style:text-properties fo:language="zxx" fo:country="none"/>
    </style:style>
    <style:style style:name="RTF_5f_Num_20_2_20_4" style:display-name="RTF_Num 2 4" style:family="text">
      <style:text-properties fo:language="zxx" fo:country="none"/>
    </style:style>
    <style:style style:name="RTF_5f_Num_20_2_20_5" style:display-name="RTF_Num 2 5" style:family="text">
      <style:text-properties fo:language="zxx" fo:country="none"/>
    </style:style>
    <style:style style:name="RTF_5f_Num_20_2_20_6" style:display-name="RTF_Num 2 6" style:family="text">
      <style:text-properties fo:language="zxx" fo:country="none"/>
    </style:style>
    <style:style style:name="RTF_5f_Num_20_2_20_7" style:display-name="RTF_Num 2 7" style:family="text">
      <style:text-properties fo:language="zxx" fo:country="none"/>
    </style:style>
    <style:style style:name="RTF_5f_Num_20_2_20_8" style:display-name="RTF_Num 2 8" style:family="text">
      <style:text-properties fo:language="zxx" fo:country="none"/>
    </style:style>
    <style:style style:name="RTF_5f_Num_20_2_20_9" style:display-name="RTF_Num 2 9" style:family="text">
      <style:text-properties fo:language="zxx" fo:country="none"/>
    </style:style>
    <style:style style:name="RTF_5f_Num_20_2_20_10" style:display-name="RTF_Num 2 10" style:family="text">
      <style:text-properties fo:language="zxx" fo:country="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945in" text:min-label-width="0.1965in"/>
      </text:list-level-style-number>
      <text:list-level-style-number text:level="2" text:style-name="RTF_5f_Num_20_2_20_2" style:num-suffix="." style:num-format="1">
        <style:list-level-properties text:space-before="0.7854in" text:min-label-width="0.1965in"/>
      </text:list-level-style-number>
      <text:list-level-style-number text:level="3" text:style-name="RTF_5f_Num_20_2_20_3" style:num-suffix="." style:num-format="1">
        <style:list-level-properties text:space-before="1.2764in" text:min-label-width="0.1965in"/>
      </text:list-level-style-number>
      <text:list-level-style-number text:level="4" text:style-name="RTF_5f_Num_20_2_20_4" style:num-suffix="." style:num-format="1">
        <style:list-level-properties text:space-before="1.7673in" text:min-label-width="0.1965in"/>
      </text:list-level-style-number>
      <text:list-level-style-number text:level="5" text:style-name="RTF_5f_Num_20_2_20_5" style:num-suffix="." style:num-format="1">
        <style:list-level-properties text:space-before="2.2583in" text:min-label-width="0.1965in"/>
      </text:list-level-style-number>
      <text:list-level-style-number text:level="6" text:style-name="RTF_5f_Num_20_2_20_6" style:num-suffix="." style:num-format="1">
        <style:list-level-properties text:space-before="2.7492in" text:min-label-width="0.1965in"/>
      </text:list-level-style-number>
      <text:list-level-style-number text:level="7" text:style-name="RTF_5f_Num_20_2_20_7" style:num-suffix="." style:num-format="1">
        <style:list-level-properties text:space-before="3.2402in" text:min-label-width="0.1965in"/>
      </text:list-level-style-number>
      <text:list-level-style-number text:level="8" text:style-name="RTF_5f_Num_20_2_20_8" style:num-suffix="." style:num-format="1">
        <style:list-level-properties text:space-before="3.7315in" text:min-label-width="0.1965in"/>
      </text:list-level-style-number>
      <text:list-level-style-number text:level="9" text:style-name="RTF_5f_Num_20_2_20_9" style:num-suffix="." style:num-format="1">
        <style:list-level-properties text:space-before="4.2224in" text:min-label-width="0.1965in"/>
      </text:list-level-style-number>
      <text:list-level-style-number text:level="10" text:style-name="RTF_5f_Num_20_2_20_10" style:num-suffix="." style:num-format="1">
        <style:list-level-properties text:space-before="4.713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Solaris_x86 OpenOffice.org_project/320m19$Build-9505</meta:generator>
    <meta:creation-date>2003-11-30T19:31:16</meta:creation-date>
    <dc:creator>Bob Friesenhahn</dc:creator>
    <dc:date>2012-12-21T17:59:25</dc:date>
    <dc:language>en-US</dc:language>
    <meta:editing-cycles>35</meta:editing-cycles>
    <meta:editing-duration>PT05H07M18S</meta:editing-duration>
    <meta:document-statistic meta:table-count="0" meta:image-count="0" meta:object-count="0" meta:page-count="1" meta:paragraph-count="352" meta:word-count="12012" meta:character-count="73435"/>
    <meta:user-defined meta:name="Info 1"/>
    <meta:user-defined meta:name="Info 2"/>
    <meta:user-defined meta:name="Info 3"/>
    <meta:user-defined meta:name="Info 4"/>
  </office:meta>
</office:document-meta>
</file>